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Policepardéfaut" style:family="text">
      <style:text-properties fo:font-weight="bold" style:font-weight-asian="bold" style:font-weight-complex="bold" fo:background-color="#00FF00"/>
    </style:style>
    <style:style style:name="P3" style:parent-style-name="Normal" style:list-style-name="LFO1" style:family="paragraph">
      <style:text-properties fo:background-color="#00FF00"/>
    </style:style>
    <style:style style:name="P4" style:parent-style-name="Normal" style:list-style-name="LFO1" style:family="paragraph">
      <style:text-properties fo:background-color="#00FF00"/>
    </style:style>
    <style:style style:name="P5" style:parent-style-name="Normal" style:list-style-name="LFO1" style:family="paragraph">
      <style:text-properties fo:background-color="#00FF00"/>
    </style:style>
    <style:style style:name="P6" style:parent-style-name="Normal" style:list-style-name="LFO1" style:family="paragraph">
      <style:text-properties fo:background-color="#00FF00"/>
    </style:style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 fo:background-color="#00FF00"/>
    </style:style>
    <style:style style:name="P9" style:parent-style-name="Normal" style:list-style-name="LFO2" style:family="paragraph">
      <style:text-properties fo:background-color="#00FF00"/>
    </style:style>
    <style:style style:name="P10" style:parent-style-name="Normal" style:list-style-name="LFO2" style:family="paragraph">
      <style:text-properties fo:background-color="#00FF00"/>
    </style:style>
    <style:style style:name="P11" style:parent-style-name="Normal" style:list-style-name="LFO2" style:family="paragraph">
      <style:text-properties fo:background-color="#00FF00"/>
    </style:style>
    <style:style style:name="P12" style:parent-style-name="Normal" style:list-style-name="LFO2" style:family="paragraph">
      <style:text-properties fo:background-color="#00FF00"/>
    </style:style>
    <style:style style:name="P13" style:parent-style-name="Normal" style:list-style-name="LFO2" style:family="paragraph">
      <style:text-properties fo:background-color="#00FF00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list-style-name="LFO3" style:family="paragraph"/>
    <style:style style:name="P16" style:parent-style-name="Normal" style:list-style-name="LFO3" style:family="paragraph">
      <style:text-properties fo:background-color="#00FF00"/>
    </style:style>
    <style:style style:name="P17" style:parent-style-name="Normal" style:list-style-name="LFO3" style:family="paragraph">
      <style:text-properties fo:background-color="#00FF00"/>
    </style:style>
    <style:style style:name="P18" style:parent-style-name="Normal" style:list-style-name="LFO3" style:family="paragraph">
      <style:text-properties fo:background-color="#00FF00"/>
    </style:style>
    <style:style style:name="P19" style:parent-style-name="Normal" style:list-style-name="LFO3" style:family="paragraph">
      <style:text-properties fo:background-color="#00FF00"/>
    </style:style>
    <style:style style:name="P20" style:parent-style-name="Normal" style:list-style-name="LFO3" style:family="paragraph">
      <style:text-properties fo:background-color="#00FF00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4" style:family="paragraph"/>
    <style:style style:name="P23" style:parent-style-name="Normal" style:list-style-name="LFO4" style:family="paragraph"/>
    <style:style style:name="P24" style:parent-style-name="Normal" style:list-style-name="LFO4" style:family="paragraph"/>
    <style:style style:name="P25" style:parent-style-name="Normal" style:list-style-name="LFO4" style:family="paragraph"/>
    <style:style style:name="P26" style:parent-style-name="Normal" style:list-style-name="LFO4" style:family="paragraph"/>
    <style:style style:name="P27" style:parent-style-name="Normal" style:family="paragraph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list-style-name="LFO5" style:family="paragraph">
      <style:text-properties fo:background-color="#00FF00"/>
    </style:style>
    <style:style style:name="P30" style:parent-style-name="Normal" style:list-style-name="LFO5" style:family="paragraph"/>
    <style:style style:name="P31" style:parent-style-name="Normal" style:list-style-name="LFO5" style:family="paragraph"/>
    <style:style style:name="P32" style:parent-style-name="Normal" style:list-style-name="LFO5" style:family="paragraph"/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list-style-name="LFO6" style:family="paragraph">
      <style:text-properties fo:background-color="#00FF00"/>
    </style:style>
    <style:style style:name="P35" style:parent-style-name="Normal" style:list-style-name="LFO6" style:family="paragraph">
      <style:text-properties fo:background-color="#00FF00"/>
    </style:style>
    <style:style style:name="P36" style:parent-style-name="Normal" style:list-style-name="LFO6" style:family="paragraph">
      <style:text-properties fo:background-color="#00FF00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7" style:family="paragraph"/>
    <style:style style:name="P39" style:parent-style-name="Normal" style:list-style-name="LFO7" style:family="paragraph"/>
    <style:style style:name="P40" style:parent-style-name="Normal" style:list-style-name="LFO7" style:family="paragraph"/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8" style:family="paragraph"/>
    <style:style style:name="P43" style:parent-style-name="Normal" style:list-style-name="LFO8" style:family="paragraph"/>
    <style:style style:name="P44" style:parent-style-name="Normal" style:list-style-name="LFO8" style:family="paragraph"/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list-style-name="LFO9" style:family="paragraph"/>
  </office:automatic-styles>
  <office:body>
    <office:text text:use-soft-page-breaks="true">
      <text:p text:style-name="P1">Quelles étapes ?????</text:p>
      <text:p text:style-name="Normal"><text:span text:style-name="T2">Initialisation du projet</text:span></text:p>
      <text:list text:style-name="LFO1" text:continue-numbering="true">
        <text:list-item>
          <text:p text:style-name="P3">Récupération du template HTML/CSS</text:p>
        </text:list-item>
        <text:list-item>
          <text:p text:style-name="P4">Mise en place du SGBD (Système de Gestion de Base de Données)</text:p>
        </text:list-item>
        <text:list-item>
          <text:p text:style-name="P5">Mise en place du serveur web</text:p>
        </text:list-item>
        <text:list-item>
          <text:p text:style-name="P6">Vérification de l'affichage du premier fichier .php</text:p>
        </text:list-item>
      </text:list>
      <text:p text:style-name="P7">Conception</text:p>
      <text:p text:style-name="P8">1. Cahier des charges</text:p>
      <text:list text:style-name="LFO2" text:continue-numbering="true">
        <text:list-item>
          <text:p text:style-name="P9">Objectifs de l'application</text:p>
        </text:list-item>
        <text:list-item>
          <text:p text:style-name="P10">Fonctionnalités</text:p>
        </text:list-item>
        <text:list-item>
          <text:p text:style-name="P11">Exigences techniques</text:p>
        </text:list-item>
        <text:list-item>
          <text:p text:style-name="P12">Interfaces utilisateurs</text:p>
        </text:list-item>
        <text:list-item>
          <text:p text:style-name="P13">Livrables</text:p>
        </text:list-item>
      </text:list>
      <text:p text:style-name="P14">2. Conception de la BDD</text:p>
      <text:list text:style-name="LFO3" text:continue-numbering="true">
        <text:list-item>
          <text:p text:style-name="P15">Dictionnaire de données (excel)</text:p>
        </text:list-item>
        <text:list-item>
          <text:p text:style-name="P16">Méthode Merise</text:p>
          <text:list text:continue-numbering="true">
            <text:list-item>
              <text:p text:style-name="P17">Modèle Conceptuel de Données (MCD)</text:p>
            </text:list-item>
            <text:list-item>
              <text:p text:style-name="P18">Modèle Logique de Données (MLD)</text:p>
            </text:list-item>
            <text:list-item>
              <text:p text:style-name="P19">Modèle Physique de Données (MPD)</text:p>
            </text:list-item>
          </text:list>
        </text:list-item>
        <text:list-item>
          <text:p text:style-name="P20">Créer le script de création de la BDD à la mano si possible. Vous avez un exemple de rappel de base dans le fichier "script_bdd.sql".</text:p>
        </text:list-item>
      </text:list>
      <text:p text:style-name="P21">3. Arborescence du site</text:p>
      <text:p text:style-name="Normal">Lister chaque page dont vous allez avoir besoin. Renseignez pour chacune :</text:p>
      <text:list text:style-name="LFO4" text:continue-numbering="true">
        <text:list-item>
          <text:p text:style-name="P22">le nom de la page</text:p>
        </text:list-item>
        <text:list-item>
          <text:p text:style-name="P23">l'URL</text:p>
        </text:list-item>
        <text:list-item>
          <text:p text:style-name="P24">Les informations présentes sur la page</text:p>
        </text:list-item>
        <text:list-item>
          <text:p text:style-name="P25">Les liens présents sur la page</text:p>
        </text:list-item>
        <text:list-item>
          <text:p text:style-name="P26">Les formulaires présents sur la page</text:p>
        </text:list-item>
      </text:list>
      <text:p text:style-name="P27">Mise en oeuvre</text:p>
      <text:p text:style-name="P28">1. Découpage du template</text:p>
      <text:list text:style-name="LFO5" text:continue-numbering="true">
        <text:list-item>
          <text:p text:style-name="P29">Création de tous les fichiers .php et intégration à l'intérieur du HTML/CSS du template</text:p>
        </text:list-item>
        <text:list-item>
          <text:p text:style-name="P30">Optimisation des fichiers .php en découpant les parties redondantes communes à toutes les pages (ex : header, footer, head, etc...)</text:p>
        </text:list-item>
        <text:list-item>
          <text:p text:style-name="P31">Mise en place des blocs de contenus (sans contenu) dans chaque page en fonction des besoins. (ex : textes, formulaires, etc...)</text:p>
        </text:list-item>
        <text:list-item>
          <text:p text:style-name="P32">"Activation" des redirections des liens. Renseignez les href de vos liens. A cette étape, toutes les pages ou presque doivent être navigables.</text:p>
        </text:list-item>
      </text:list>
      <text:p text:style-name="P33">2. Mise en place de la BDD</text:p>
      <text:list text:style-name="LFO6" text:continue-numbering="true">
        <text:list-item>
          <text:p text:style-name="P34">En se basant sur la conception</text:p>
        </text:list-item>
        <text:list-item>
          <text:p text:style-name="P35">Générer un script SQL qui permet, une fois lancé, de créer la BDD</text:p>
        </text:list-item>
        <text:list-item>
          <text:p text:style-name="P36">Si possible en intégrant des jeux de données démo / test.</text:p>
        </text:list-item>
      </text:list>
      <text:p text:style-name="P37">3. Authentification</text:p>
      <text:list text:style-name="LFO7" text:continue-numbering="true">
        <text:list-item>
          <text:p text:style-name="P38">Mise en place de l'inscription / connexion en se servant des variables de session</text:p>
          <text:list text:continue-numbering="true">
            <text:list-item>
              <text:p text:style-name="P39">vous devez démarrer la session dans TOUTES vos pages pour pouvoir accéder à $_SESSION</text:p>
            </text:list-item>
            <text:list-item>
              <text:p text:style-name="P40">Pour vérifier la connexion, il faut vérifier le contenu de $_SESSION : attention, s'il est vide vous devez rediriger l'utilisateur sur la page de login</text:p>
            </text:list-item>
          </text:list>
        </text:list-item>
      </text:list>
      <text:p text:style-name="P41">4. Intégration de la BDD dans le PHP</text:p>
      <text:list text:style-name="LFO8" text:continue-numbering="true">
        <text:list-item>
          <text:p text:style-name="P42">Etablir la connexion pour toutes les pages du site</text:p>
        </text:list-item>
        <text:list-item>
          <text:p text:style-name="P43">Commencer à tester les requêtes SQL</text:p>
        </text:list-item>
        <text:list-item>
          <text:p text:style-name="P44">Mise en place des SELECT des informations pour toutes les pages, puis intégration des contenus depuis les SELECT vers le HTML.</text:p>
        </text:list-item>
      </text:list>
      <text:p text:style-name="Normal">A partir d'ici, vous pouvez vous amuser à modifier les contenus depuis PHPMyAdmin pour vérifier que votre site est bien dynamique partout !</text:p>
      <text:p text:style-name="P45">5. CRUD</text:p>
      <text:list text:style-name="LFO9" text:continue-numbering="true">
        <text:list-item>
          <text:p text:style-name="P46">Mise en fonctionnement de tous les formulaires du site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ETOURMY Quentin</meta:initial-creator>
    <dc:creator>ETOURMY Quentin</dc:creator>
    <meta:creation-date>2024-11-16T09:51:00Z</meta:creation-date>
    <dc:date>2024-12-16T12:50:00Z</dc:date>
    <meta:template xlink:href="Normal.dotm" xlink:type="simple"/>
    <meta:editing-cycles>1</meta:editing-cycles>
    <meta:editing-duration>PT22200S</meta:editing-duration>
    <meta:document-statistic meta:page-count="2" meta:paragraph-count="4" meta:word-count="368" meta:character-count="2393" meta:row-count="16" meta:non-whitespace-character-count="2029"/>
  </office:meta>
</office:document-meta>
</file>